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A80000043C5143404B9760D4DB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AR PL SungtiL GB" svg:font-family="'AR PL SungtiL GB'" style:font-family-generic="system" style:font-pitch="variable"/>
    <style:font-face style:name="Arimo" svg:font-family="Arimo" style:font-family-generic="system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.053cm" svg:stroke-color="#ed1c24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/>
    </style:style>
    <style:style style:name="P3" style:family="paragraph">
      <style:paragraph-properties fo:text-align="center"/>
      <style:text-properties fo:font-size="12pt" fo:font-weight="bold"/>
    </style:style>
    <style:style style:name="P4" style:family="paragraph">
      <loext:graphic-properties draw:fill="none" draw:fill-color="#ffffff"/>
      <style:text-properties fo:color="#ce181e" style:font-name="DejaVu Sans" fo:font-size="12pt" fo:font-weight="bold" style:font-size-asian="14pt" style:font-size-complex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color="#00864b" fo:font-size="12pt" fo:font-weight="bold"/>
    </style:style>
    <style:style style:name="P7" style:family="paragraph">
      <loext:graphic-properties draw:fill="none" draw:fill-color="#ffffff"/>
      <style:text-properties fo:color="#00864b" style:font-name="DejaVu Sans" fo:font-size="12pt" fo:font-weight="bold" style:font-size-asian="14pt" style:font-size-complex="14pt"/>
    </style:style>
    <style:style style:name="T1" style:family="text">
      <style:text-properties fo:color="#ce181e" style:font-name="DejaVu Sans" style:font-size-asian="14pt" style:font-size-complex="14pt"/>
    </style:style>
    <style:style style:name="T2" style:family="text">
      <style:text-properties fo:color="#00864b" style:font-name="DejaVu Sans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5.5cm" svg:height="14.102cm" svg:x="1.2cm" svg:y="0.8cm">
          <draw:image xlink:href="Pictures/10000000000007A80000043C5143404B9760D4DB.jpg" xlink:type="simple" xlink:show="embed" xlink:actuate="onLoad">
            <text:p/>
          </draw:image>
        </draw:frame>
        <draw:frame draw:style-name="gr2" draw:text-style-name="P4" draw:layer="layout" svg:width="3.436cm" svg:height="1.243cm" svg:x="2.6cm" svg:y="2.8cm">
          <draw:text-box>
            <text:p text:style-name="P2"><text:span text:style-name="T1">Name of the</text:span></text:p>
            <text:p text:style-name="P3"><text:span text:style-name="T1">Notebook</text:span></text:p>
          </draw:text-box>
        </draw:frame>
        <draw:line draw:style-name="gr3" draw:text-style-name="P5" draw:layer="layout" svg:x1="5.8cm" svg:y1="3.6cm" svg:x2="8.1cm" svg:y2="2.8cm">
          <text:p/>
        </draw:line>
        <draw:frame draw:style-name="gr2" draw:text-style-name="P4" draw:layer="layout" svg:width="2.606cm" svg:height="0.747cm" svg:x="12.6cm" svg:y="4.1cm">
          <draw:text-box>
            <text:p text:style-name="P2"><text:span text:style-name="T1">Cell type</text:span></text:p>
          </draw:text-box>
        </draw:frame>
        <draw:frame draw:style-name="gr2" draw:text-style-name="P4" draw:layer="layout" svg:width="4.05cm" svg:height="0.747cm" svg:x="2.15cm" svg:y="4.4cm">
          <draw:text-box>
            <text:p text:style-name="P2"><text:span text:style-name="T1">Markdown-Cell</text:span></text:p>
          </draw:text-box>
        </draw:frame>
        <draw:frame draw:style-name="gr2" draw:text-style-name="P4" draw:layer="layout" svg:width="2.758cm" svg:height="0.747cm" svg:x="2.15cm" svg:y="5.801cm">
          <draw:text-box>
            <text:p text:style-name="P2"><text:span text:style-name="T1">Code-Cell</text:span></text:p>
          </draw:text-box>
        </draw:frame>
        <draw:frame draw:style-name="gr2" draw:text-style-name="P4" draw:layer="layout" svg:width="2.018cm" svg:height="0.747cm" svg:x="2.15cm" svg:y="11.002cm">
          <draw:text-box>
            <text:p text:style-name="P2"><text:span text:style-name="T1">Result</text:span></text:p>
          </draw:text-box>
        </draw:frame>
        <draw:frame draw:style-name="gr2" draw:text-style-name="P7" draw:layer="layout" svg:width="4.151cm" svg:height="0.747cm" svg:x="21.5cm" svg:y="4.453cm">
          <draw:text-box>
            <text:p text:style-name="P6"><text:span text:style-name="T2">Documentation</text:span></text:p>
          </draw:text-box>
        </draw:frame>
        <draw:frame draw:style-name="gr2" draw:text-style-name="P7" draw:layer="layout" svg:width="1.696cm" svg:height="0.747cm" svg:x="21.501cm" svg:y="7.054cm">
          <draw:text-box>
            <text:p text:style-name="P6"><text:span text:style-name="T2">Code</text:span></text:p>
          </draw:text-box>
        </draw:frame>
        <draw:frame draw:style-name="gr2" draw:text-style-name="P7" draw:layer="layout" svg:width="2.272cm" svg:height="0.747cm" svg:x="21.501cm" svg:y="11.054cm">
          <draw:text-box>
            <text:p text:style-name="P6"><text:span text:style-name="T2">Resul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AR PL SungtiL GB" svg:font-family="'AR PL SungtiL GB'" style:font-family-generic="system" style:font-pitch="variable"/>
    <style:font-face style:name="Arimo" svg:font-family="Arimo" style:font-family-generic="system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1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4-01T11:28:36.343397343</dc:date>
    <meta:editing-duration>PT5M29S</meta:editing-duration>
    <meta:editing-cycles>1</meta:editing-cycles>
    <meta:document-statistic meta:object-count="10"/>
    <meta:generator>LibreOffice/6.0.7.3$Linux_X86_64 LibreOffice_project/00m0$Build-3</meta:generator>
  </office:meta>
</office:document-meta>
</file>